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Whitney" svg:font-family="Whitney, 'Helvetica Neue', Helvetica, Arial, sans-serif"/>
    <style:font-face style:name="3ds" svg:font-family="3ds"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start" style:justify-single-word="false"/>
      <style:text-properties style:font-name="3ds"/>
    </style:style>
    <style:style style:name="P2" style:family="paragraph" style:parent-style-name="Standard">
      <style:text-properties fo:color="#000000"/>
    </style:style>
    <style:style style:name="P3" style:family="paragraph" style:parent-style-name="Standard">
      <style:text-properties fo:color="#000000" style:font-name="3ds" fo:font-weight="normal" style:font-weight-asian="normal" style:font-weight-complex="normal"/>
    </style:style>
    <style:style style:name="P4" style:family="paragraph" style:parent-style-name="Standard">
      <style:paragraph-properties fo:text-align="center" style:justify-single-word="false"/>
      <style:text-properties fo:color="#000000" style:font-name="3ds" fo:font-weight="normal" style:font-weight-asian="normal" style:font-weight-complex="normal"/>
    </style:style>
    <style:style style:name="P5" style:family="paragraph" style:parent-style-name="Standard">
      <style:paragraph-properties fo:text-align="start" style:justify-single-word="false"/>
      <style:text-properties fo:color="#000000" style:font-name="3ds" fo:font-weight="normal" style:font-weight-asian="normal" style:font-weight-complex="normal"/>
    </style:style>
    <style:style style:name="P6" style:family="paragraph" style:parent-style-name="Standard">
      <style:paragraph-properties fo:text-align="center" style:justify-single-word="false"/>
      <style:text-properties fo:color="#000000" style:font-name="3ds" fo:font-size="14pt" style:text-underline-style="solid" style:text-underline-width="auto" style:text-underline-color="font-color" fo:font-weight="bold" style:font-size-asian="14pt" style:font-weight-asian="bold" style:font-size-complex="14pt" style:font-weight-complex="bold"/>
    </style:style>
    <style:style style:name="P7" style:family="paragraph" style:parent-style-name="Standard" style:list-style-name="L1">
      <style:text-properties fo:color="#000000" style:font-name="3ds" fo:font-weight="normal" style:font-weight-asian="normal" style:font-weight-complex="normal"/>
    </style:style>
    <style:style style:name="P8" style:family="paragraph" style:parent-style-name="Standard">
      <style:paragraph-properties fo:text-align="start" style:justify-single-word="false"/>
      <style:text-properties fo:color="#000000" style:font-name="3ds" fo:font-weight="normal" style:font-weight-asian="normal" style:font-weight-complex="normal"/>
    </style:style>
    <style:style style:name="P9" style:family="paragraph" style:parent-style-name="Standard" style:list-style-name="L3">
      <style:paragraph-properties fo:text-align="start" style:justify-single-word="false"/>
      <style:text-properties fo:color="#000000" style:font-name="3ds" fo:font-weight="normal" style:font-weight-asian="normal" style:font-weight-complex="normal"/>
    </style:style>
    <style:style style:name="P10" style:family="paragraph" style:parent-style-name="Standard" style:list-style-name="L3">
      <style:paragraph-properties fo:text-align="start" style:justify-single-word="false"/>
      <style:text-properties fo:color="#000000" style:font-name="3ds" fo:font-weight="normal" officeooo:rsid="000e90d2" officeooo:paragraph-rsid="000e90d2" style:font-weight-asian="normal" style:font-weight-complex="normal"/>
    </style:style>
    <style:style style:name="P11" style:family="paragraph" style:parent-style-name="Standard">
      <style:paragraph-properties fo:text-align="start" style:justify-single-word="false"/>
      <style:text-properties fo:color="#000000" officeooo:paragraph-rsid="000f7a93"/>
    </style:style>
    <style:style style:name="P12" style:family="paragraph" style:parent-style-name="Standard">
      <style:paragraph-properties fo:text-align="start" style:justify-single-word="false"/>
      <style:text-properties style:font-name="3ds"/>
    </style:style>
    <style:style style:name="P13" style:family="paragraph" style:parent-style-name="Standard" style:list-style-name="L2">
      <style:paragraph-properties fo:text-align="start" style:justify-single-word="false"/>
      <style:text-properties style:font-name="3ds"/>
    </style:style>
    <style:style style:name="P14" style:family="paragraph" style:parent-style-name="Standard" style:list-style-name="L2">
      <style:paragraph-properties fo:text-align="start" style:justify-single-word="false"/>
      <style:text-properties style:font-name="3ds" officeooo:paragraph-rsid="0014842c"/>
    </style:style>
    <style:style style:name="P15" style:family="paragraph" style:parent-style-name="Standard" style:list-style-name="L2">
      <style:paragraph-properties fo:text-align="start" style:justify-single-word="false"/>
      <style:text-properties style:font-name="3ds" officeooo:rsid="00180242" officeooo:paragraph-rsid="00180242"/>
    </style:style>
    <style:style style:name="P16" style:family="paragraph" style:parent-style-name="Standard">
      <style:paragraph-properties fo:text-align="start" style:justify-single-word="false"/>
      <style:text-properties fo:font-variant="normal" fo:text-transform="none" fo:color="#000000" style:font-name="3ds" fo:font-size="12pt" fo:letter-spacing="normal" fo:font-style="normal" fo:font-weight="normal" style:font-size-asian="12pt" style:font-weight-asian="normal" style:font-size-complex="12pt" style:font-weight-complex="normal"/>
    </style:style>
    <style:style style:name="P17" style:family="paragraph" style:parent-style-name="Standard" style:list-style-name="L4">
      <style:paragraph-properties fo:text-align="start" style:justify-single-word="false"/>
      <style:text-properties fo:font-variant="normal" fo:text-transform="none" fo:color="#000000" style:font-name="3ds" fo:font-size="12pt" fo:letter-spacing="normal" fo:font-style="normal" fo:font-weight="normal" style:font-size-asian="12pt" style:font-weight-asian="normal" style:font-size-complex="12pt" style:font-weight-complex="normal"/>
    </style:style>
    <style:style style:name="P18" style:family="paragraph" style:parent-style-name="Standard" style:list-style-name="L2">
      <style:paragraph-properties fo:text-align="start" style:justify-single-word="false"/>
      <style:text-properties officeooo:paragraph-rsid="0014842c"/>
    </style:style>
    <style:style style:name="T1" style:family="text">
      <style:text-properties style:font-name="3ds"/>
    </style:style>
    <style:style style:name="T2" style:family="text">
      <style:text-properties style:font-name="3ds" fo:font-weight="normal" style:font-weight-asian="normal" style:font-weight-complex="normal"/>
    </style:style>
    <style:style style:name="T3" style:family="text">
      <style:text-properties style:font-name="3ds" officeooo:rsid="00104b93"/>
    </style:style>
    <style:style style:name="T4" style:family="text">
      <style:text-properties style:font-name="3ds" officeooo:rsid="001174e9"/>
    </style:style>
    <style:style style:name="T5" style:family="text">
      <style:text-properties fo:color="#000000" style:font-name="3ds"/>
    </style:style>
    <style:style style:name="T6" style:family="text">
      <style:text-properties fo:color="#000000" style:font-name="3ds" officeooo:rsid="000e90d2"/>
    </style:style>
    <style:style style:name="T7" style:family="text">
      <style:text-properties fo:color="#000000" style:font-name="3ds" officeooo:rsid="001333e5"/>
    </style:style>
    <style:style style:name="T8" style:family="text">
      <style:text-properties officeooo:rsid="000e90d2"/>
    </style:style>
    <style:style style:name="T9" style:family="text">
      <style:text-properties officeooo:rsid="000f7a93"/>
    </style:style>
    <style:style style:name="T10" style:family="text">
      <style:text-properties officeooo:rsid="00104b9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PROJET : Scrabble</text:p>
      <text:p text:style-name="P4">Dans ce scrabble, tout se passe dans le scrabble.c</text:p>
      <text:p text:style-name="P4">Bonjour, Bonsoir voici tout ce qui a été fait et qui fonctionne.</text:p>
      <text:p text:style-name="P3"/>
      <text:p text:style-name="P5">/////////////////////////////////////////////////////////////////////////////////////////////////////////////////////////////////////</text:p>
      <text:p text:style-name="P5">// <text:s text:c="12"/><text:tab/><text:tab/> <text:s text:c="8"/>Fonctionnalité de BASE (obligatoires) <text:s text:c="41"/>//</text:p>
      <text:p text:style-name="P5">/////////////////////////////////////////////////////////////////////////////////////////////////////////////////////////////////////</text:p>
      <text:p text:style-name="P3"/>
      <text:list xml:id="list1595141073106284693" text:style-name="L1">
        <text:list-item>
          <text:p text:style-name="P7">Jeu pour deux joueurs</text:p>
        </text:list-item>
        <text:list-item>
          <text:p text:style-name="P7">Respect des règles officielles</text:p>
          <text:list>
            <text:list-item>
              <text:p text:style-name="P7">7 jetons par joueur</text:p>
            </text:list-item>
            <text:list-item>
              <text:p text:style-name="P7">Respecte le nombre de jetons officiel et tire au sort aléatoirement les mains des joueurs </text:p>
            </text:list-item>
            <text:list-item>
              <text:p text:style-name="P7">"scrabble": quand on pose ses 7 jetons, on obtient 50 points. </text:p>
            </text:list-item>
            <text:list-item>
              <text:p text:style-name="P7">On ne pose ses jetons <text:s/>en utilisant éventuellement les lettres déjà présentes </text:p>
            </text:list-item>
          </text:list>
        </text:list-item>
      </text:list>
      <text:p text:style-name="P2"><text:span text:style-name="T2"><text:s text:c="6"/>3. </text:span><text:span text:style-name="T1">Validation par dictionnaire</text:span></text:p>
      <text:p text:style-name="P3"/>
      <text:p text:style-name="P11"><text:span text:style-name="T2">/////////////////////////////////////////////////////////////////////////////////////////////////////////////////////////////////////</text:span></text:p>
      <text:p text:style-name="P11"><text:span text:style-name="T2">// <text:tab/> <text:s text:c="3"/><text:tab/><text:tab/> <text:s text:c="8"/></text:span>OPTION<text:span text:style-name="T9">S</text:span> SUPPLEMENTAIRES <text:s/><text:span text:style-name="T2"><text:s text:c="35"/><text:tab/> <text:s/></text:span></text:p>
      <text:p text:style-name="P11"><text:span text:style-name="T2">//</text:span></text:p>
      <text:p text:style-name="P5">/////////////////////////////////////////////////////////////////////////////////////////////////////////////////////////////////////</text:p>
      <text:p text:style-name="P1"><text:span text:style-name="T6"/></text:p>
      <text:list xml:id="list4620488479346679111" text:style-name="L2">
        <text:list-item>
          <text:list>
            <text:list-item>
              <text:p text:style-name="P14">Bouton CHECK pour verifier les mots. <text:span text:style-name="T8">La vérification ne part que d'une seule lettre.</text:span></text:p>
            </text:list-item>
            <text:list-item>
              <text:p text:style-name="P15">Annonce avant le changement du joueur actif ce qui permet de donner les commandes à l'autre joueur avant de voir ses jetons.</text:p>
            </text:list-item>
            <text:list-item>
              <text:p text:style-name="P15">Quand une action est selectionnée une banderole explicative s'affiche.</text:p>
            </text:list-item>
            <text:list-item>
              <text:p text:style-name="P13">Ecran titre avant de commencer la partie </text:p>
            </text:list-item>
            <text:list-item>
              <text:p text:style-name="P13">DEFINE dans le .h pour plus de lisibilité</text:p>
            </text:list-item>
            <text:list-item>
              <text:p text:style-name="P13">Une défausse de jeton <text:span text:style-name="T8">possible</text:span>.</text:p>
            </text:list-item>
            <text:list-item>
              <text:p text:style-name="P13">Les mains des joueurs s'affichent succéssivement.</text:p>
            </text:list-item>
            <text:list-item>
              <text:p text:style-name="P13">Possibilité de mettre un jeton sur le plateau puis le reprendre.</text:p>
            </text:list-item>
            <text:list-item>
              <text:p text:style-name="P13">Modulable partiellement</text:p>
            </text:list-item>
            <text:list-item>
              <text:p text:style-name="P18"><text:span text:style-name="T3">Possibilité d'abandonner </text:span><text:span text:style-name="T4">une partie.</text:span></text:p>
            </text:list-item>
            <text:list-item>
              <text:p text:style-name="P18"><text:span text:style-name="T5">Gestion des cases spéciales (mots compte double, compte triple, lettre compte double, </text:span><text:span text:style-name="T7">lettre </text:span><text:span text:style-name="T5">compte triple), </text:span><text:span text:style-name="T6">le bonus n'est accordé que si le CHECK part de la case avec le bonus (il est donc impossible de cumuler les bonus).</text:span></text:p>
            </text:list-item>
            <text:list-item>
              <text:p text:style-name="P14"><text:span text:style-name="T10">Validation par dictionnaire: utilisation de la dichotomie </text:span></text:p>
            </text:list-item>
          </text:list>
        </text:list-item>
      </text:list>
      <text:p text:style-name="P1"/>
      <text:p text:style-name="P1"/>
      <text:p text:style-name="P5">/////////////////////////////////////////////////////////////////////////////////////////////////////////////////////////////////////</text:p>
      <text:p text:style-name="P5">// <text:tab/><text:tab/> <text:s text:c="28"/>Problèmes rencontrés <text:s text:c="58"/>//</text:p>
      <text:p text:style-name="P5"><text:soft-page-break/>/////////////////////////////////////////////////////////////////////////////////////////////////////////////////////////////////////</text:p>
      <text:p text:style-name="P5"/>
      <text:list xml:id="list3207446482298661337" text:style-name="L3">
        <text:list-item>
          <text:list>
            <text:list-item>
              <text:p text:style-name="P9">Manque de connaissance au début du projet (reglé par la suite)</text:p>
            </text:list-item>
            <text:list-item>
              <text:p text:style-name="P9">Le plateau du Scrabble n'était pas droit donc <text:span text:style-name="T8">nous</text:span> a<text:span text:style-name="T8">vons</text:span> changé <text:span text:style-name="T8">l</text:span>e plateau.</text:p>
            </text:list-item>
            <text:list-item>
              <text:p text:style-name="P9"><text:span text:style-name="T10">La v</text:span>erification des mots <text:span text:style-name="T10">n'est </text:span>pas automatique (<text:span text:style-name="T8">nous</text:span> a<text:span text:style-name="T8">vons</text:span> fait un bouton check pour activer la fonction)</text:p>
            </text:list-item>
            <text:list-item>
              <text:p text:style-name="P10">Tentative mais echec de rendre bloquant le fait de poser les jetons sur une seule ligne. </text:p>
            </text:list-item>
            <text:list-item>
              <text:p text:style-name="P10">Il est possible de finir son tour même sans avoir effectué d'action. Il est aussi possible de poser ses lettres de manière totalement aléatoire sur le plateau puis de finir son tour. Cela ne rapporte pas de point mais n'est pas impossible. </text:p>
            </text:list-item>
          </text:list>
        </text:list-item>
      </text:list>
      <text:p text:style-name="P16"/>
      <text:p text:style-name="P16"/>
      <text:p text:style-name="P16"/>
      <text:p text:style-name="P16"/>
      <text:p text:style-name="P16"/>
      <text:p text:style-name="P5">/////////////////////////////////////////////////////////////////////////////////////////////////////////////////////////////////////</text:p>
      <text:p text:style-name="P5">// <text:tab/><text:tab/> <text:s text:c="39"/>Bug connus <text:s text:c="63"/>//</text:p>
      <text:p text:style-name="P16">/////////////////////////////////////////////////////////////////////////////////////////////////////////////////////////////////////</text:p>
      <text:p text:style-name="P16"/>
      <text:list xml:id="list3214573735332697412" text:style-name="L4">
        <text:list-item>
          <text:list>
            <text:list-item>
              <text:p text:style-name="P17">Si on fait un check sur la case [14] [14] <text:span text:style-name="T8">cela provoque</text:span> une erreur de segmentatio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Whitney" svg:font-family="Whitney, 'Helvetica Neue', Helvetica, Arial, sans-serif"/>
    <style:font-face style:name="3ds" svg:font-family="3ds"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3M23S</meta:editing-duration>
    <meta:editing-cycles>12</meta:editing-cycles>
    <meta:generator>LibreOffice/5.2.7.2$Linux_X86_64 LibreOffice_project/20m0$Build-2</meta:generator>
    <dc:date>2019-11-16T21:27:44.502151901</dc:date>
    <meta:document-statistic meta:table-count="0" meta:image-count="0" meta:object-count="0" meta:page-count="2" meta:paragraph-count="41" meta:word-count="376" meta:character-count="3487" meta:non-whitespace-character-count="2848"/>
    <meta:user-defined meta:name="Info 1"/>
    <meta:user-defined meta:name="Info 2"/>
    <meta:user-defined meta:name="Info 3"/>
    <meta:user-defined meta:name="Info 4"/>
  </office:meta>
</office:document-meta>
</file>